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520" officeooo:paragraph-rsid="00151520"/>
    </style:style>
    <style:style style:name="P2" style:family="paragraph" style:parent-style-name="Standard">
      <style:text-properties officeooo:rsid="0015f56f" officeooo:paragraph-rsid="0015f56f"/>
    </style:style>
    <style:style style:name="P3" style:family="paragraph" style:parent-style-name="Standard">
      <style:text-properties officeooo:rsid="0015f56f" officeooo:paragraph-rsid="0015f56f"/>
    </style:style>
    <style:style style:name="P4" style:family="paragraph" style:parent-style-name="Standard">
      <style:text-properties officeooo:rsid="001942bc" officeooo:paragraph-rsid="001942bc"/>
    </style:style>
    <style:style style:name="P5" style:family="paragraph" style:parent-style-name="Standard">
      <style:text-properties officeooo:rsid="001adb34" officeooo:paragraph-rsid="001adb34"/>
    </style:style>
    <style:style style:name="P6" style:family="paragraph" style:parent-style-name="Standard">
      <style:text-properties officeooo:rsid="001b955a" officeooo:paragraph-rsid="001b955a"/>
    </style:style>
    <style:style style:name="P7" style:family="paragraph" style:parent-style-name="Standard">
      <style:text-properties fo:font-weight="bold" officeooo:rsid="0015f56f" officeooo:paragraph-rsid="0015f56f" style:font-weight-asian="bold" style:font-weight-complex="bold"/>
    </style:style>
    <style:style style:name="P8" style:family="paragraph" style:parent-style-name="Standard">
      <style:text-properties fo:font-weight="bold" officeooo:rsid="001d295f" officeooo:paragraph-rsid="001d295f" style:font-weight-asian="bold" style:font-weight-complex="bold"/>
    </style:style>
    <style:style style:name="P9" style:family="paragraph" style:parent-style-name="Standard">
      <style:text-properties fo:font-weight="bold" officeooo:rsid="001d53cd" officeooo:paragraph-rsid="001d53cd" style:font-weight-asian="bold" style:font-weight-complex="bold"/>
    </style:style>
    <style:style style:name="P10" style:family="paragraph" style:parent-style-name="Standard">
      <style:text-properties fo:font-weight="normal" officeooo:rsid="0015f56f" officeooo:paragraph-rsid="0015f56f" style:font-weight-asian="normal" style:font-weight-complex="normal"/>
    </style:style>
    <style:style style:name="P11" style:family="paragraph" style:parent-style-name="Standard">
      <style:text-properties fo:font-weight="normal" officeooo:rsid="001e7966" officeooo:paragraph-rsid="001e7966" style:font-weight-asian="normal" style:font-weight-complex="normal"/>
    </style:style>
    <style:style style:name="P12" style:family="paragraph" style:parent-style-name="Standard">
      <style:text-properties officeooo:rsid="001d295f" officeooo:paragraph-rsid="001d295f"/>
    </style:style>
    <style:style style:name="P13" style:family="paragraph" style:parent-style-name="Standard">
      <style:text-properties officeooo:rsid="001fb464" officeooo:paragraph-rsid="001fb464"/>
    </style:style>
    <style:style style:name="T1" style:family="text">
      <style:text-properties officeooo:rsid="0015f56f"/>
    </style:style>
    <style:style style:name="T2" style:family="text">
      <style:text-properties officeooo:rsid="001942bc"/>
    </style:style>
    <style:style style:name="T3" style:family="text">
      <style:text-properties officeooo:rsid="001adb3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1942bc" style:font-weight-asian="bold" style:font-weight-complex="bold"/>
    </style:style>
    <style:style style:name="T6" style:family="text">
      <style:text-properties officeooo:rsid="001f32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F102 Oblig 1<text:tab/>Eirik Strøm</text:p>
      <text:p text:style-name="P7"/>
      <text:p text:style-name="P8"/>
      <text:p text:style-name="P8">2. Name search</text:p>
      <text:p text:style-name="P8"/>
      <text:p text:style-name="P8"><text:span text:style-name="T4">This algorith is of O(n log n) as the merging of the lists is 4n, the sorting is n log n, and the final search is 4n. This adds up to (8n + n log n) which is reduced to O(n log n)</text:span></text:p>
      <text:p text:style-name="P8"/>
      <text:p text:style-name="P8"/>
      <text:p text:style-name="P8">3. QuickSort</text:p>
      <text:p text:style-name="P10"/>
      <text:p text:style-name="P7">QuickSort with shuffle</text:p>
      <text:p text:style-name="P1"/>
      <text:p text:style-name="P1">Sorting 50000, <text:span text:style-name="T1">time</text:span>: 0.02 </text:p>
      <text:p text:style-name="P1">Sorting 100000, <text:span text:style-name="T1">time:</text:span> 0.011 </text:p>
      <text:p text:style-name="P1">Sorting 200000, <text:span text:style-name="T1">time</text:span>: 0.027 </text:p>
      <text:p text:style-name="P1">Sorting 400000, <text:span text:style-name="T1">time</text:span>: 0.077 </text:p>
      <text:p text:style-name="P1">Sorting 800000, <text:span text:style-name="T1">time</text:span>: 0.253 </text:p>
      <text:p text:style-name="P1">Sorting 1600000, <text:span text:style-name="T1">time</text:span>: 0.904 </text:p>
      <text:p text:style-name="P1">Sorting 3200000, <text:span text:style-name="T1">time</text:span>: 3.396 </text:p>
      <text:p text:style-name="P1"/>
      <text:p text:style-name="P7">QuickSort with no shuffle</text:p>
      <text:p text:style-name="P1"/>
      <text:p text:style-name="P1">Sorting 50000, <text:span text:style-name="T1">time</text:span>: 0.018 </text:p>
      <text:p text:style-name="P1">Sorting 100000, <text:span text:style-name="T1">time</text:span>: 0.009 </text:p>
      <text:p text:style-name="P1">Sorting 200000, <text:span text:style-name="T1">time</text:span>: 0.024 </text:p>
      <text:p text:style-name="P1">Sorting 400000, <text:span text:style-name="T1">time</text:span>: 0.073 </text:p>
      <text:p text:style-name="P1">Sorting 800000, <text:span text:style-name="T1">time</text:span>: 0.244 </text:p>
      <text:p text:style-name="P1">Sorting 1600000, <text:span text:style-name="T1">time</text:span>: 0.88 </text:p>
      <text:p text:style-name="P1">Sorting 3200000, <text:span text:style-name="T1">time</text:span>: 3.341</text:p>
      <text:p text:style-name="P1"/>
      <text:p text:style-name="P2">Linear regression performed:<text:line-break/>With shuffle, slope: 1.1578212138533028, intercept: -24.56044533119166</text:p>
      <text:p text:style-name="P2">No shuffle, slope: 1.3200686052116155, intercept: -27.739383558657487</text:p>
      <text:p text:style-name="P2"/>
      <text:p text:style-name="P2">The shuffling algorith increases runtime on smaller lists, but the effect diminishes as the list grows.</text:p>
      <text:p text:style-name="P2">Probably because the list used was already random, so the shuffling didn't <text:span text:style-name="T3">d</text:span>o much, and <text:span text:style-name="T2">didn't grow in time as much as the sorting algorithm.</text:span></text:p>
      <text:p text:style-name="P2"/>
      <text:p text:style-name="P2"/>
      <text:p text:style-name="P12">4. <text:span text:style-name="T5">Countsort</text:span></text:p>
      <text:p text:style-name="P2"/>
      <text:p text:style-name="P4">Sorting 1600000, time: 0.008</text:p>
      <text:p text:style-name="P4">Sorting 3200000, time: 0.007</text:p>
      <text:p text:style-name="P4">Sorting 6400000, time: 0.007</text:p>
      <text:p text:style-name="P4">Sorting 12800000, time: 0.012</text:p>
      <text:p text:style-name="P4">Sorting 25600000, time: 0.024</text:p>
      <text:p text:style-name="P4">Sorting 51200000, time: 0.049</text:p>
      <text:p text:style-name="P4">Sorting 102400000, time: 0.098</text:p>
      <text:p text:style-name="P4"><text:soft-page-break/>Sorting 204800000, time: 0.195</text:p>
      <text:p text:style-name="P4"/>
      <text:p text:style-name="P6">With shuffle, slope: 0.7175278347398975, intercept: -22.688451613362066</text:p>
      <text:p text:style-name="P5"/>
      <text:p text:style-name="P6">This sort was significantly faster than QuickSort, and did not increase as much in time as the size became larger. This is similar to a linear algorithm, as the slope is slightly below 1.</text:p>
      <text:p text:style-name="P6"/>
      <text:p text:style-name="P13">Countsort has a Big O of O(n + k) where n is the number of elements and k is the largest value.</text:p>
      <text:p text:style-name="P6"/>
      <text:p text:style-name="P6"/>
      <text:p text:style-name="P9">5. Exam problem</text:p>
      <text:p text:style-name="P9"/>
      <text:p text:style-name="P11">My exam problem is to implement Mergesort, which I have done in the file Merges<text:span text:style-name="T6">o</text:span>rt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9:12:22.671354547</meta:creation-date>
    <dc:date>2016-10-03T12:16:13.939906257</dc:date>
    <meta:editing-duration>PT2H16M1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286" meta:character-count="1787" meta:non-whitespace-character-count="1518"/>
  </office:meta>
</office:document-meta>
</file>